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F2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9( Integer f2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5( Integer f1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5( Integer f0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6( Integer f0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8( Integer f1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6( Integer f1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4( Integer f1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9( Integer f0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4( Integer f1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1( Integer f1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2( Integer f1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4( Integer f2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6( Integer f1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8( Integer f0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8( Integer f1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9( Integer f1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1( Integer f1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9( Integer f0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3( Integer f1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2( Integer f2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3( Integer f0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5( Integer f1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3( Integer f2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6( Integer f0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3( Integer f0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9( Integer f2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0( Integer f1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8( Integer f2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5( Integer f2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8( Integer f2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7( Integer f1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7( Integer f1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6( Integer f2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9( Integer f1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2( Integer f2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4( Integer f0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5( Integer f2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6( Integer f2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5( Integer f2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6( Integer f1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0( Integer f2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3( Integer f1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0( Integer f2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9( Integer f0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9( Integer f0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2( Integer f2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8( Integer f2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8( Integer f1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5( Integer f2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2( Integer f0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0( Integer f2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6( Integer f2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0( Integer f1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6( Integer f2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5( Integer f1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0( Integer f2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0( Integer f1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5( Integer f1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4( Integer f0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9( Integer f1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9( Integer f0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4( Integer f1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2( Integer f0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7( Integer f0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0( Integer f2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0( Integer f1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3( Integer f1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1( Integer f2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4( Integer f0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2( Integer f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6( Integer f2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1( Integer f1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6( Integer f1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0( Integer f1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6( Integer f1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9( Integer f0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4( Integer f1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6( Integer f2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1( Integer f0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8( Integer f0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3( Integer f1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1( Integer f2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8( Integer f1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4( Integer f0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7( Integer f0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7( Integer f0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9( Integer f1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5( Integer f2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4( Integer f0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5( Integer f2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4( Integer f2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6( Integer f0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0( Integer f0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1( Integer f1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4( Integer f0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8( Integer f2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5( Integer f2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1( Integer f1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5( Integer f0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1( Integer f2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1( Integer f0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7( Integer f2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7( Integer f2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7( Integer f2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2( Integer f0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2( Integer f0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5( Integer f0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5( Integer f0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8( Integer f0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9( Integer f1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9( Integer f1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5( Integer f1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6( Integer f1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3( Integer f2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2( Integer f2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5( Integer f2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2( Integer f1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3( Integer f2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3( Integer f0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0( Integer f0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8( Integer f0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2( Integer f1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1( Integer f2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4( Integer f0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3( Integer f0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4( Integer f2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5( Integer f1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1( Integer f2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8( Integer f1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7( Integer f0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5( Integer f0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3( Integer f0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1( Integer f0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9( Integer f1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3( Integer f2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9( Integer f0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2( Integer f2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9( Integer f2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7( Integer f2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1( Integer f1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5( Integer f1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0( Integer f2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8( Integer f2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4( Integer f1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4( Integer f0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2( Integer f1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2( Integer f1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8( Integer f0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8( Integer f2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9( Integer f1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1( Integer f2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7( Integer f1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3( Integer f0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6( Integer f0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7( Integer f2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7( Integer f1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9( Integer f0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7( Integer f2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8( Integer f2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1( Integer f0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3( Integer f2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0( Integer f1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2( Integer f2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0( Integer f1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1( Integer f2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0( Integer f1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9( Integer f0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6( Integer f0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7( Integer f1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8( Integer f1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8( Integer f2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7( Integer f0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0( Integer f2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2( Integer f0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6( Integer f1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2( Integer f0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5( Integer f0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0( Integer f0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3( Integer f2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9( Integer f1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1( Integer f0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6( Integer f0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4( Integer f0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3( Integer f2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5( Integer f0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7( Integer f1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7( Integer f0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5( Integer f0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7( Integer f0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4( Integer f1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3( Integer f2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3( Integer f1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9( Integer f2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2( Integer f2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6( Integer f0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1( Integer f0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6( Integer f2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1( Integer f0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4( Integer f1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6( Integer f0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8( Integer f0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5( Integer f0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1( Integer f2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0( Integer f1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0( Integer f0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7( Integer f2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1( Integer f0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7( Integer f2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7( Integer f2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1( Integer f1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9( Integer f2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6( Integer f1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0( Integer f2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9( Integer f2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4( Integer f1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0( Integer f2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0( Integer f1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6( Integer f2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5( Integer f2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1( Integer f0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1( Integer f1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3( Integer f2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1( Integer f0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2( Integer f0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4( Integer f2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9( Integer f0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6( Integer f1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3( Integer f0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3( Integer f1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0( Integer f0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3( Integer f0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6( Integer f1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0( Integer f0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8( Integer f1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9( Integer f2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8( Integer f0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3( Integer f1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86( Integer f2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4( Integer f2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8( Integer f0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4( Integer f1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9( Integer f2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0( Integer f0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0( Integer f2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0( Integer f0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7( Integer f1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2( Integer f2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0( Integer f0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7( Integer f1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3( Integer f2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1( Integer f1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18( Integer f2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2( Integer f1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3( Integer f1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9( Integer f2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8( Integer f1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4( Integer f0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6( Integer f0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01( Integer f2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2( Integer f1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7( Integer f0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4( Integer f1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5( Integer f1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8( Integer f1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2( Integer f2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4( Integer f2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2( Integer f1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7( Integer f1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2( Integer f0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8( Integer f0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9( Integer f1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4( Integer f2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1( Integer f1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uge_300_ClassTest.test_hu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9( Integer f2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2( Integer f0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7( Integer f0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94( Integer f2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3( Integer f1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5( Integer f2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3( Integer f0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32( Integer f2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7( Integer f0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6( Integer f2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8( Integer f1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5( Integer f1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3( Integer f0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68( Integer f2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51( Integer f2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5( Integer f1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6( Integer f0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5( Integer f0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7( Integer f1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3( Integer f1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0( Integer f0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8( Integer f0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2( Integer f0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74( Integer f2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24( Integer f2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2( Integer f1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47( Integer f2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